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2.291cm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4" style:family="graphic" style:parent-style-name="standard">
      <style:graphic-properties svg:stroke-width="0.102cm" draw:marker-start-width="0.457cm" draw:marker-end-width="0.457cm" draw:fill-image-width="0cm" draw:fill-image-height="0cm" draw:textarea-horizontal-align="center" draw:textarea-vertical-align="middle" fo:padding-top="0.176cm" fo:padding-bottom="0.176cm" fo:padding-left="0.301cm" fo:padding-right="0.301cm"/>
    </style:style>
    <style:style style:name="gr5" style:family="graphic" style:parent-style-name="standard" style:list-style-name="L7">
      <style:graphic-properties draw:stroke="none" svg:stroke-color="#000000" draw:fill="none" draw:fill-color="#ffffff" draw:fill-image-width="0cm" draw:fill-image-height="0cm" draw:auto-grow-height="true" draw:auto-grow-width="false" fo:max-height="0cm" fo:min-height="12.45cm"/>
    </style:style>
    <style:style style:name="gr6" style:family="graphic" style:parent-style-name="standard">
      <style:graphic-properties svg:stroke-width="0cm" draw:marker-start-width="0.305cm" draw:marker-end-width="0.305cm" draw:fill-image-width="0cm" draw:fill-image-height="0cm" draw:textarea-horizontal-align="center" draw:textarea-vertical-align="middle" fo:padding-top="0.125cm" fo:padding-bottom="0.125cm" fo:padding-left="0.25cm" fo:padding-right="0.25cm"/>
    </style:style>
    <style:style style:name="gr7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3.72cm"/>
    </style:style>
    <style:style style:name="gr8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2.45cm"/>
    </style:style>
    <style:style style:name="gr9" style:family="graphic" style:parent-style-name="standard" style:list-style-name="L2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0" style:family="graphic" style:parent-style-name="standard" style:list-style-name="L2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1" style:family="graphic" style:parent-style-name="standard" style:list-style-name="L2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14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8" style:family="graphic" style:parent-style-name="standard" style:list-style-name="L2">
      <style:graphic-properties draw:stroke="none" svg:stroke-color="#000000" draw:fill="none" draw:fill-color="#ffffff" draw:fill-image-width="0cm" draw:fill-image-height="0cm" draw:auto-grow-height="true" draw:auto-grow-width="false" fo:max-height="0cm" fo:min-height="13.72cm"/>
    </style:style>
    <style:style style:name="gr19" style:family="graphic" style:parent-style-name="standard" style:list-style-name="L2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20" style:family="graphic" style:parent-style-name="standard" style:list-style-name="L2">
      <style:graphic-properties draw:stroke="none" svg:stroke-color="#000000" draw:fill="none" draw:fill-color="#ffffff" draw:fill-image-width="0cm" draw:fill-image-height="0cm" draw:auto-grow-height="true" draw:auto-grow-width="false" fo:max-height="0cm" fo:min-height="13.856cm"/>
    </style:style>
    <style:style style:name="gr21" style:family="graphic" style:parent-style-name="standard" style:list-style-name="L2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22" style:family="graphic" style:parent-style-name="standard" style:list-style-name="L2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23" style:family="graphic" style:parent-style-name="standard" style:list-style-name="L2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24" style:family="graphic" style:parent-style-name="standard" style:list-style-name="L2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25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3.72cm"/>
    </style:style>
    <style:style style:name="gr2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154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4.195cm"/>
    </style:style>
    <style:style style:name="pr1" style:family="presentation" style:parent-style-name="Default-title">
      <style:graphic-properties draw:fill="solid" draw:fill-color="#99ccff" draw:fill-gradient-name="Gradient_20_1" draw:fill-hatch-name="Black_20_0_20_Degrees" draw:fill-image-name="Empty" draw:auto-grow-height="true" fo:min-height="10.1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fill="solid" draw:fill-color="#99ccff" draw:fill-gradient-name="Gradient_20_1" draw:fill-hatch-name="Black_20_0_20_Degrees" draw:fill-image-name="Empty" draw:auto-grow-height="true" fo:min-height="3.07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text-shadow="1pt 1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24pt" fo:font-weight="bold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fo:line-height="150%" text:enable-numbering="true" fo:text-indent="-0.6cm"/>
    </style:style>
    <style:style style:name="P7" style:family="paragraph">
      <style:paragraph-properties fo:margin-left="0cm" fo:margin-right="0cm" fo:line-height="150%" text:enable-numbering="true" fo:text-indent="0cm"/>
      <style:text-properties fo:font-size="24pt"/>
    </style:style>
    <style:style style:name="P8" style:family="paragraph">
      <style:paragraph-properties fo:text-align="center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margin-left="1.2cm" fo:margin-right="0cm" fo:line-height="150%" text:enable-numbering="true" fo:text-indent="-0.6cm"/>
      <style:text-properties fo:font-size="24pt"/>
    </style:style>
    <style:style style:name="P11" style:family="paragraph">
      <style:paragraph-properties fo:margin-left="2.4cm" fo:margin-right="0cm" fo:line-height="150%" text:enable-numbering="true" fo:text-indent="-0.6cm"/>
    </style:style>
    <style:style style:name="P12" style:family="paragraph">
      <style:paragraph-properties fo:margin-left="2.4cm" fo:margin-right="0cm" fo:line-height="150%" text:enable-numbering="false" fo:text-indent="-0.6cm"/>
    </style:style>
    <style:style style:name="P13" style:family="paragraph">
      <style:paragraph-properties fo:margin-left="2.4cm" fo:margin-right="0cm" fo:line-height="150%" fo:text-align="center" text:enable-numbering="false" fo:text-indent="-0.6cm"/>
    </style:style>
    <style:style style:name="P14" style:family="paragraph">
      <style:paragraph-properties fo:margin-left="1.2cm" fo:margin-right="0cm" fo:line-height="150%" text:enable-numbering="false" fo:text-indent="-0.6cm"/>
    </style:style>
    <style:style style:name="P15" style:family="paragraph">
      <style:paragraph-properties fo:margin-left="1.2cm" fo:margin-right="0cm" fo:line-height="150%" text:enable-numbering="true" fo:text-indent="-0.6cm"/>
      <style:text-properties fo:font-size="32pt"/>
    </style:style>
    <style:style style:name="P16" style:family="paragraph">
      <style:paragraph-properties fo:margin-left="0cm" fo:margin-right="0cm" fo:text-align="center" fo:text-indent="0cm"/>
      <style:text-properties fo:font-size="18pt"/>
    </style:style>
    <style:style style:name="P17" style:family="paragraph">
      <style:paragraph-properties fo:text-align="star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1.2cm" fo:margin-right="0cm" text:enable-numbering="true" fo:text-indent="-0.6cm"/>
    </style:style>
    <style:style style:name="P20" style:family="paragraph">
      <style:paragraph-properties fo:margin-left="1.2cm" fo:margin-right="0cm" text:enable-numbering="false" fo:text-indent="-0.6cm"/>
    </style:style>
    <style:style style:name="P21" style:family="paragraph">
      <style:paragraph-properties fo:margin-left="1.2cm" fo:margin-right="0cm" text:enable-numbering="true" fo:text-indent="-0.6cm"/>
      <style:text-properties fo:font-size="24pt"/>
    </style:style>
    <style:style style:name="P22" style:family="paragraph">
      <style:paragraph-properties fo:margin-left="1.2cm" fo:margin-right="0cm" text:enable-numbering="true" fo:text-indent="-0.6cm"/>
      <style:text-properties fo:font-size="32pt"/>
    </style:style>
    <style:style style:name="P23" style:family="paragraph">
      <style:paragraph-properties fo:margin-left="1.2cm" fo:margin-right="0cm" text:enable-numbering="false" fo:text-indent="-0.6cm">
        <style:tab-stops/>
      </style:paragraph-properties>
    </style:style>
    <style:style style:name="P24" style:family="paragraph">
      <style:paragraph-properties fo:margin-left="1.2cm" fo:margin-right="0cm" text:enable-numbering="false" fo:text-indent="-0.6cm"/>
      <style:text-properties fo:font-size="24pt"/>
    </style:style>
    <style:style style:name="P25" style:family="paragraph">
      <style:paragraph-properties fo:margin-left="1.2cm" fo:margin-right="0cm" text:enable-numbering="true" fo:text-indent="-0.6cm">
        <style:tab-stops/>
      </style:paragraph-properties>
    </style:style>
    <style:style style:name="P26" style:family="paragraph">
      <style:paragraph-properties fo:margin-left="2.4cm" fo:margin-right="0cm" text:enable-numbering="true" fo:text-indent="-0.6cm"/>
    </style:style>
    <style:style style:name="P27" style:family="paragraph">
      <style:paragraph-properties fo:margin-left="0cm" fo:margin-right="0cm" fo:line-height="150%" fo:text-align="start" text:enable-numbering="true" fo:text-indent="0cm">
        <style:tab-stops/>
      </style:paragraph-properties>
    </style:style>
    <style:style style:name="P28" style:family="paragraph">
      <style:paragraph-properties fo:margin-left="0cm" fo:margin-right="0cm" fo:line-height="150%" fo:text-align="start" text:enable-numbering="true" fo:text-indent="0cm">
        <style:tab-stops/>
      </style:paragraph-properties>
      <style:text-properties fo:font-size="24pt"/>
    </style:style>
    <style:style style:name="P29" style:family="paragraph">
      <style:paragraph-properties fo:margin-left="0cm" fo:margin-right="0cm" fo:line-height="150%" text:enable-numbering="true" fo:text-indent="0cm"/>
    </style:style>
    <style:style style:name="T1" style:family="text">
      <style:text-properties fo:text-shadow="1pt 1pt"/>
    </style:style>
    <style:style style:name="T2" style:family="text">
      <style:text-properties fo:font-size="24pt" fo:font-weight="bold"/>
    </style:style>
    <style:style style:name="T3" style:family="text">
      <style:text-properties fo:font-size="24pt" fo:font-weight="normal"/>
    </style:style>
    <style:style style:name="T4" style:family="text">
      <style:text-properties fo:font-size="24pt"/>
    </style:style>
    <style:style style:name="T5" style:family="text">
      <style:text-properties fo:font-size="18pt" fo:font-weight="normal"/>
    </style:style>
    <style:style style:name="T6" style:family="text">
      <style:text-properties fo:font-size="18pt" fo:font-weight="bold"/>
    </style:style>
    <style:style style:name="T7" style:family="text">
      <style:text-properties fo:font-size="18pt"/>
    </style:style>
    <style:style style:name="T8" style:family="text">
      <style:text-properties fo:font-size="14pt"/>
    </style:style>
    <style:style style:name="T9" style:family="text">
      <style:text-properties fo:font-family="FreeSans" style:font-family-generic="swiss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I"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"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Dhvani</presentation:footer-decl>
      <draw:page draw:name="page1" draw:style-name="dp1" draw:master-page-name="Default" presentation:presentation-page-layout-name="AL1T19" presentation:use-footer-name="ftr1">
        <draw:frame presentation:style-name="pr1" draw:text-style-name="P2" draw:layer="layout" svg:width="27.931cm" svg:height="10.16cm" svg:x="0.059cm" svg:y="0cm" presentation:class="title" presentation:user-transformed="true">
          <draw:text-box>
            <text:p text:style-name="P1"><text:span text:style-name="T1">Dhvani </text:span><text:span text:style-name="T1"><text:line-break/></text:span><text:span text:style-name="T1">Indian Language </text:span><text:span text:style-name="T1"><text:line-break/></text:span><text:span text:style-name="T1">Text To Speech System</text:span></text:p>
          </draw:text-box>
        </draw:frame>
        <draw:frame draw:style-name="gr1" draw:text-style-name="P4" draw:layer="layout" svg:width="17.774cm" svg:height="4.683cm" svg:x="5.713cm" svg:y="13.338cm">
          <draw:text-box>
            <text:p text:style-name="P3"><text:span text:style-name="T2">Santhosh Thottingal</text:span></text:p>
            <text:p text:style-name="P3"><text:span text:style-name="T3">Swathanthra Malayalam Computing <text:s/></text:span><text:span text:style-name="T3"><text:a xlink:href="http://smc.org.in/">http://smc.org.in</text:a></text:span></text:p>
            <text:p text:style-name="P3"><text:span text:style-name="T3"/></text:p>
            <text:p text:style-name="P3"><text:span text:style-name="T2"/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9" presentation:use-footer-name="ftr1">
        <draw:frame presentation:style-name="pr3" draw:text-style-name="P1" draw:layer="layout" svg:width="27.931cm" svg:height="3.075cm" svg:x="0.059cm" svg:y="0cm" presentation:class="title" presentation:user-transformed="true">
          <draw:text-box>
            <text:p text:style-name="P1">Agenda</text:p>
          </draw:text-box>
        </draw:frame>
        <draw:frame draw:style-name="gr3" draw:text-style-name="P7" draw:layer="layout" svg:width="24.765cm" svg:height="13.069cm" svg:x="1.905cm" svg:y="3.81cm">
          <draw:text-box>
            <text:list text:style-name="L2">
              <text:list-item>
                <text:list>
                  <text:list-item>
                    <text:p text:style-name="P6"><text:span text:style-name="T4">Text to speech system – Technology- A brief introduc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Dhvani Introduc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Algorithm and Architectu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Demo –Malayalam, Hindi, Kannada,Oriya, Gujarati, Bengali, Telugu, Punjab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How to add a new Language suppor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Discussion on the Front ends, <text:s/>Integration with other application </text:span></text:p>
                  </text:list-item>
                </text:list>
              </text:list-item>
            </text:list>
          </draw:text-box>
        </draw:frame>
        <draw:line draw:style-name="gr4" draw:text-style-name="P8" draw:layer="layout" svg:x1="0.635cm" svg:y1="18.78cm" svg:x2="27.305cm" svg:y2="18.78cm">
          <text:p text:style-name="P1"/>
        </draw:lin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9" presentation:use-footer-name="ftr1">
        <draw:frame draw:style-name="gr5" draw:text-style-name="P10" draw:layer="layout" svg:width="24.765cm" svg:height="12.7cm" svg:x="1.27cm" svg:y="3.81cm">
          <draw:text-box>
            <text:list text:style-name="L3">
              <text:list-item>
                <text:list>
                  <text:list-item>
                    <text:p text:style-name="P6"><text:span text:style-name="T4">Speech Synthesis: Artificial production of human speech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Quality Measured by similarity to human voice and intelligibility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History: There was Mechanical and Electronic attempts starting from 1000 AD- “Speaking Heads”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Intonation and Prosody- Still a research area</text:span>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27.931cm" svg:height="3.075cm" svg:x="0.059cm" svg:y="0cm" presentation:class="title" presentation:user-transformed="true">
          <draw:text-box>
            <text:p text:style-name="P1">Text to Speech Systems</text:p>
          </draw:text-box>
        </draw:frame>
        <draw:line draw:style-name="gr4" draw:text-style-name="P8" draw:layer="layout" svg:x1="0.635cm" svg:y1="18.78cm" svg:x2="27.305cm" svg:y2="18.78cm">
          <text:p text:style-name="P1"/>
        </draw:line>
        <draw:line draw:style-name="gr6" draw:text-style-name="P8" draw:layer="layout" svg:x1="0cm" svg:y1="3.075cm" svg:x2="27.991cm" svg:y2="3.075cm">
          <text:p text:style-name="P1"/>
        </draw:lin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9" presentation:use-footer-name="ftr1">
        <draw:frame draw:style-name="gr7" draw:text-style-name="P10" draw:layer="layout" svg:width="24.765cm" svg:height="14.497cm" svg:x="1.27cm" svg:y="3.81cm">
          <draw:text-box>
            <text:list text:style-name="L3">
              <text:list-item>
                <text:list>
                  <text:list-item>
                    <text:p text:style-name="P6"><text:span text:style-name="T2">Concatenation Technologies</text:span><text:span text:style-name="T4">:</text:span><text:span text:style-name="T5">Concatenation of segments of recorded Speech- More Natural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6">Unit selection Synthesis: </text:span><text:span text:style-name="T5">Use large db of phones, syllables,words, sentences, pitch, duration, position...More Natural but big Database...Candidate selection using decision trees at runtime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list text:continue-numbering="true">
                          <text:list-item>
                            <text:p text:style-name="P11"><text:span text:style-name="T6">Diphone synthesis: </text:span><text:span text:style-name="T5">Only diphones stored, Concatenation using DSP techniques. DB size depends on phonotactics of language.</text:span><text:span text:style-name="T5"><text:line-break/></text:span><text:span text:style-name="T5">Eg: PSOLA, MBROL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list text:continue-numbering="true">
                          <text:list-item>
                            <text:p text:style-name="P11"><text:span text:style-name="T6">Domain <text:s/>Specific Synthesis-</text:span><text:span text:style-name="T5"> For limited number of words- Eg: Talking Clocks, Calculator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list text:continue-numbering="true">
                          <text:list-item>
                            <text:p text:style-name="P12"><text:span text:style-name="T5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list text:continue-numbering="true">
                          <text:list-item>
                            <text:p text:style-name="P13"><text:span text:style-name="T6">Dhvani is a Diphone Concatenation based T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27.931cm" svg:height="3.075cm" svg:x="0.059cm" svg:y="0cm" presentation:class="title" presentation:user-transformed="true">
          <draw:text-box>
            <text:p text:style-name="P1">TTS- Technologies</text:p>
          </draw:text-box>
        </draw:frame>
        <draw:line draw:style-name="gr4" draw:text-style-name="P8" draw:layer="layout" svg:x1="0.635cm" svg:y1="18.78cm" svg:x2="27.305cm" svg:y2="18.78cm">
          <text:p text:style-name="P1"/>
        </draw:line>
        <draw:line draw:style-name="gr6" draw:text-style-name="P8" draw:layer="layout" svg:x1="-0.001cm" svg:y1="3.075cm" svg:x2="27.99cm" svg:y2="3.075cm">
          <text:p text:style-name="P1"/>
        </draw:lin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9" presentation:use-footer-name="ftr1">
        <draw:frame draw:style-name="gr8" draw:text-style-name="P10" draw:layer="layout" svg:width="24.765cm" svg:height="13.035cm" svg:x="1.27cm" svg:y="3.81cm">
          <draw:text-box>
            <text:list text:style-name="L3">
              <text:list-item>
                <text:list>
                  <text:list-item>
                    <text:p text:style-name="P6"><text:span text:style-name="T4">Formant Synthesi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7">No database of speech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7">Artificial wave form creation using fundamental frequency, voicing, noise levels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7">Also called rule-based synthesi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7">Eg: Speak &amp; Spell by Texas Instruments(1970s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Articulation Synthesis: </text:span><text:span text:style-name="T5">Based on the speech models of the human vocal tract and the articulation processes occurring the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HMM Based Synthesis: </text:span><text:span text:style-name="T5">Speech wave creation using Hidden Markov Model using Frequency Spectrum(Vocal tract), Fundamental frequency(vocal source) and duration(prosody)</text:span>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27.931cm" svg:height="3.075cm" svg:x="0.059cm" svg:y="0cm" presentation:class="title" presentation:user-transformed="true">
          <draw:text-box>
            <text:p text:style-name="P1">TTS- Technologies</text:p>
          </draw:text-box>
        </draw:frame>
        <draw:line draw:style-name="gr4" draw:text-style-name="P8" draw:layer="layout" svg:x1="0.635cm" svg:y1="18.78cm" svg:x2="27.305cm" svg:y2="18.78cm">
          <text:p text:style-name="P1"/>
        </draw:line>
        <draw:line draw:style-name="gr6" draw:text-style-name="P8" draw:layer="layout" svg:x1="0cm" svg:y1="3.075cm" svg:x2="27.991cm" svg:y2="3.075cm">
          <text:p text:style-name="P1"/>
        </draw:lin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9" presentation:use-footer-name="ftr1">
        <draw:frame draw:style-name="gr9" draw:text-style-name="P10" draw:layer="layout" svg:width="24.765cm" svg:height="13.069cm" svg:x="1.905cm" svg:y="3.81cm">
          <draw:text-box>
            <text:list text:style-name="L2">
              <text:list-item>
                <text:list>
                  <text:list-item>
                    <text:p text:style-name="P6"><text:span text:style-name="T3">Started as a part of Simputer Projec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Designed By Dr. Ramesh Harihara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Sound database developed at IISC Bangalo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Language Independent Desig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Based on Diphone concatenation technolog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Project was inactive for the last 5 Year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An attempt in India to Cover all Indian languages under a single framewor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A GPLed Project for GNU/Linux Platform</text:span>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27.931cm" svg:height="3.075cm" svg:x="0.059cm" svg:y="0cm" presentation:class="title" presentation:user-transformed="true">
          <draw:text-box>
            <text:p text:style-name="P1">Dhvani TTS</text:p>
          </draw:text-box>
        </draw:frame>
        <draw:line draw:style-name="gr4" draw:text-style-name="P8" draw:layer="layout" svg:x1="0.635cm" svg:y1="18.78cm" svg:x2="27.305cm" svg:y2="18.78cm">
          <text:p text:style-name="P1"/>
        </draw:lin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9" presentation:use-footer-name="ftr1">
        <draw:frame draw:style-name="gr10" draw:text-style-name="P15" draw:layer="layout" svg:width="24.765cm" svg:height="10.077cm" svg:x="1.905cm" svg:y="4.445cm">
          <draw:text-box>
            <text:list text:style-name="L2">
              <text:list-item>
                <text:list>
                  <text:list-item>
                    <text:p text:style-name="P14"><text:span text:style-name="T3">Language Modules exist for the following Languag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7">Malayala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7">Hind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7">Punjab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7">Kannad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7">Oriy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7">Gujarat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7">Bengal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7">Telugu</text:span>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27.931cm" svg:height="3.075cm" svg:x="0.059cm" svg:y="0cm" presentation:class="title" presentation:user-transformed="true">
          <draw:text-box>
            <text:p text:style-name="P1">Supported Languages</text:p>
          </draw:text-box>
        </draw:frame>
        <draw:line draw:style-name="gr4" draw:text-style-name="P8" draw:layer="layout" svg:x1="0.635cm" svg:y1="18.78cm" svg:x2="27.305cm" svg:y2="18.78cm">
          <text:p text:style-name="P1"/>
        </draw:lin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9" presentation:use-footer-name="ftr1">
        <draw:frame draw:style-name="gr11" draw:text-style-name="P10" draw:layer="layout" svg:width="24.765cm" svg:height="14.548cm" svg:x="1.905cm" svg:y="3.81cm">
          <draw:text-box>
            <text:list text:style-name="L2">
              <text:list-item>
                <text:list>
                  <text:list-item>
                    <text:p text:style-name="P6"><text:span text:style-name="T4">Based on the Observation that a Direct G2P mapping exits for all Indian languages in general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Each language requires a Unicode parser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A UTF to phonetic conversion system converts the Text to a phonetic script- Dhvani specific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Speech synthesizer takes phonetic script and concatenates the sound files to produce speech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words are identified by space, comma, full stop, new line etc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Pause at each word gap, new line, paragraph</text:span>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27.931cm" svg:height="3.075cm" svg:x="0.059cm" svg:y="0cm" presentation:class="title" presentation:user-transformed="true">
          <draw:text-box>
            <text:p text:style-name="P1">Algorithm</text:p>
          </draw:text-box>
        </draw:frame>
        <draw:line draw:style-name="gr4" draw:text-style-name="P8" draw:layer="layout" svg:x1="0.635cm" svg:y1="18.78cm" svg:x2="27.305cm" svg:y2="18.78cm">
          <text:p text:style-name="P1"/>
        </draw:lin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9" presentation:use-footer-name="ftr1">
        <draw:custom-shape draw:style-name="gr12" draw:text-style-name="P8" draw:layer="layout" svg:width="1.27cm" svg:height="0.635cm" svg:x="13.605cm" svg:y="10.396cm">
          <text:p text:style-name="P1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8" draw:layer="layout" svg:width="7.62cm" svg:height="8.255cm" svg:x="14.875cm" svg:y="3.91cm">
          <text:p text:style-name="P1"/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7.931cm" svg:height="3.075cm" svg:x="0.059cm" svg:y="0cm" presentation:class="title" presentation:user-transformed="true">
          <draw:text-box>
            <text:p text:style-name="P1">Architecture</text:p>
          </draw:text-box>
        </draw:frame>
        <draw:line draw:style-name="gr4" draw:text-style-name="P8" draw:layer="layout" svg:x1="0.635cm" svg:y1="18.78cm" svg:x2="27.305cm" svg:y2="18.78cm">
          <text:p text:style-name="P1"/>
        </draw:line>
        <draw:custom-shape draw:style-name="gr13" draw:text-style-name="P16" draw:layer="layout" svg:width="3.81cm" svg:height="2.54cm" svg:x="0.635cm" svg:y="9.525cm">
          <text:p text:style-name="P3"><text:span text:style-name="T7">Input Text</text:span></text:p>
          <text:p text:style-name="P3"><text:span text:style-name="T7">UTF-8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8.255cm" svg:height="13.335cm" svg:x="5.25cm" svg:y="3.81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5.7cm" svg:height="3.175cm" svg:x="6.535cm" svg:y="5.08cm">
          <text:p text:style-name="P3"><text:span text:style-name="T7">Text pars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5.715cm" svg:height="3.175cm" svg:x="6.62cm" svg:y="8.89cm">
          <text:p text:style-name="P3"><text:span text:style-name="T7">Text to Dhvani</text:span></text:p>
          <text:p text:style-name="P3"><text:span text:style-name="T7"><text:s/></text:span><text:span text:style-name="T7">Phonetic Script</text:span></text:p>
          <text:p text:style-name="P3"><text:span text:style-name="T7"><text:s/></text:span><text:span text:style-name="T7">Convers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5.715cm" svg:height="3.175cm" svg:x="6.62cm" svg:y="12.7cm">
          <text:p text:style-name="P3"><text:span text:style-name="T7">Grapheme To </text:span></text:p>
          <text:p text:style-name="P3"><text:span text:style-name="T7">Phoneme Rules</text:span></text:p>
          <draw:enhanced-geometry svg:viewBox="0 0 21600 21600" draw:type="rectangle" draw:enhanced-path="M 0 0 L 21600 0 21600 21600 0 21600 0 0 Z N"/>
        </draw:custom-shape>
        <draw:frame draw:style-name="gr15" draw:layer="layout" svg:width="7.161cm" svg:height="0.988cm" svg:x="5.685cm" svg:y="3.81cm">
          <draw:text-box>
            <text:p text:style-name="P1">Phonetic Synthesizer</text:p>
          </draw:text-box>
        </draw:frame>
        <draw:custom-shape draw:style-name="gr12" draw:text-style-name="P8" draw:layer="layout" svg:width="0.635cm" svg:height="0.635cm" svg:x="4.515cm" svg:y="10.495cm">
          <text:p text:style-name="P1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8" draw:layer="layout" svg:width="5.7cm" svg:height="2.404cm" svg:x="15.835cm" svg:y="5.381cm">
          <text:p text:style-name="P3"><text:span text:style-name="T7">CV Pair</text:span></text:p>
          <text:p text:style-name="P3"><text:span text:style-name="T7"><text:s/></text:span><text:span text:style-name="T7">Algorithm</text:span></text:p>
          <text:p text:style-name="P3"><text:span text:style-name="T7"/></text:p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5.715cm" svg:height="2.54cm" svg:x="15.845cm" svg:y="8.62cm">
          <text:p text:style-name="P3"><text:span text:style-name="T7">Sound </text:span></text:p>
          <text:p text:style-name="P3"><text:span text:style-name="T7">concatena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5.715cm" svg:height="3.175cm" svg:x="15.645cm" svg:y="13.37cm">
          <text:p text:style-name="P3">Sound Databas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5" draw:layer="layout" svg:width="6.755cm" svg:height="0.988cm" svg:x="15.31cm" svg:y="4.014cm">
          <draw:text-box>
            <text:p text:style-name="P1">Speech Synthesizer</text:p>
          </draw:text-box>
        </draw:frame>
        <draw:custom-shape draw:style-name="gr17" draw:text-style-name="P8" draw:layer="layout" svg:width="4.496cm" svg:height="2.54cm" svg:x="23.444cm" svg:y="5.715cm">
          <text:p text:style-name="P3">Speech</text:p>
          <draw:enhanced-geometry svg:viewBox="0 0 21600 21600" draw:glue-points="10800 0 3160 3160 0 10800 3160 18440 10800 21600 18440 18440 21600 10800 18440 3160 ?f14 ?f15" draw:text-areas="3200 3200 18400 18400" draw:type="round-callout" draw:modifiers="1013.47565043362 24209.68122786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9" presentation:use-footer-name="ftr1">
        <draw:frame draw:style-name="gr18" draw:text-style-name="P21" draw:layer="layout" svg:width="24.765cm" svg:height="13.97cm" svg:x="1.905cm" svg:y="3.81cm">
          <draw:text-box>
            <text:list text:style-name="L2">
              <text:list-item>
                <text:list>
                  <text:list-item>
                    <text:p text:style-name="P19"><text:span text:style-name="T4">This makes Dhvani language independe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4">Any unicode text will be converted to a common scrip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4">This script is the input to the Speech Synthesiz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4">Examples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8"><text:s text:c="4"/></text:span><text:span text:style-name="T8">* khana (food in hindi) kh2 n2 (CV CV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8"><text:s text:c="4"/></text:span><text:span text:style-name="T8">* maun (silence in hindi) m13n (CVC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8"><text:s text:c="4"/></text:span><text:span text:style-name="T8">* kahaan (where in hindi) k1 h2an (CV CVC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8"><text:s text:c="4"/></text:span><text:span text:style-name="T8">* pratibha (talent in hindi) pHr1 t3 bh2 (HCV CV CV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8"><text:s text:c="4"/></text:span><text:span text:style-name="T8">* sankalp (resolution in hindi) s1n k1l 0p (CVC CVC 0C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8"><text:s text:c="4"/></text:span><text:span text:style-name="T8">* chandramaa (the moon in hindi) ch1n dHr1 m2 (CVC HCV CV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8"><text:s text:c="4"/></text:span><text:span text:style-name="T8">* praan (life in hindi) pHr2n (HCVC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8"><text:s text:c="4"/></text:span><text:span text:style-name="T8">* mysore (as pronounced in kannada) m10 s6 r5 (CV CV CV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8"><text:s text:c="4"/></text:span><text:span text:style-name="T8">* rashtr (nation in hindi) r2sh 0tt 0r (CVC 0C 0C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8"><text:s text:c="4"/></text:span><text:span text:style-name="T8">* aadesh (instruction in hindi) 2 d8sh (V CHC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8"><text:s text:c="4"/></text:span><text:span text:style-name="T8">* andaaz (style in urdu) 1n d2z (VC CVC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8"><text:s text:c="4"/></text:span><text:span text:style-name="T8">* ahimsa (nonviolence) 1 h3n s2 (V CVC CV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8"><text:s text:c="4"/></text:span><text:span text:style-name="T8">* vazhapazham (banana in tamil) v2 zh1 p1 zh1m (CV CV CV CVC) </text:span>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27.931cm" svg:height="3.075cm" svg:x="0.059cm" svg:y="0cm" presentation:class="title" presentation:user-transformed="true">
          <draw:text-box>
            <text:p text:style-name="P1">Text to Dhvani Phonetic Script</text:p>
          </draw:text-box>
        </draw:frame>
        <draw:line draw:style-name="gr4" draw:text-style-name="P8" draw:layer="layout" svg:x1="0.635cm" svg:y1="18.78cm" svg:x2="27.305cm" svg:y2="18.78cm">
          <text:p text:style-name="P1"/>
        </draw:lin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9" presentation:use-footer-name="ftr1">
        <draw:frame draw:style-name="gr19" draw:text-style-name="P22" draw:layer="layout" svg:width="26.035cm" svg:height="13.069cm" svg:x="1.27cm" svg:y="3.81cm">
          <draw:text-box>
            <text:list text:style-name="L2">
              <text:list-item>
                <text:list>
                  <text:list-item>
                    <text:p text:style-name="P19"><text:span text:style-name="T4">The phonetic description is syllable based.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4">8kinds of sounds are allowed (C -consonant, V -Vowel, H -Half Sound)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4">V: a plain vowel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4">CV: a consonant followed by a vowel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4">VC: a vowel followed by a consonant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4">CVC: a consonant followed by a vowel followed by a consonant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4">HCV: a half consonant, followed by a CV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4">HCVC: a half consonant, followed by a CVC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4">0C: a consonant alone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4">G[0-9]*: a silence gap of the specified length (typical gaps </text:span>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27.931cm" svg:height="3.075cm" svg:x="0.059cm" svg:y="0cm" presentation:class="title" presentation:user-transformed="true">
          <draw:text-box>
            <text:p text:style-name="P1">Grapheme to Phoneme Conversion</text:p>
          </draw:text-box>
        </draw:frame>
        <draw:line draw:style-name="gr4" draw:text-style-name="P8" draw:layer="layout" svg:x1="0.635cm" svg:y1="18.78cm" svg:x2="27.305cm" svg:y2="18.78cm">
          <text:p text:style-name="P1"/>
        </draw:lin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9" presentation:use-footer-name="ftr1">
        <draw:frame draw:style-name="gr20" draw:text-style-name="P24" draw:layer="layout" svg:width="24.765cm" svg:height="14.106cm" svg:x="1.27cm" svg:y="3.674cm">
          <draw:text-box>
            <text:list text:style-name="L2">
              <text:list-item>
                <text:list>
                  <text:list-item>
                    <text:p text:style-name="P20"><text:span text:style-name="T4">vowels allowed are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4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3"><text:span text:style-name="T9"><text:s text:c="2"/></text:span><text:span text:style-name="T9">a as is pun</text:span>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23"><text:span text:style-name="T9"><text:s text:c="2"/></text:span><text:span text:style-name="T9">aa as in the hindi word saal (meaning year)</text:span>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23"><text:span text:style-name="T9"><text:s text:c="2"/></text:span><text:span text:style-name="T9">i as in pin</text:span>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23"><text:span text:style-name="T9"><text:s text:c="2"/></text:span><text:span text:style-name="T9">ii as in keen</text:span>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23"><text:span text:style-name="T9"><text:s text:c="2"/></text:span><text:span text:style-name="T9">u as in pull</text:span>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23"><text:span text:style-name="T9"><text:s text:c="2"/></text:span><text:span text:style-name="T9">uu as in pool</text:span>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23"><text:span text:style-name="T9"><text:s text:c="2"/></text:span><text:span text:style-name="T9">e as in met</text:span>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23"><text:span text:style-name="T9"><text:s text:c="2"/></text:span><text:span text:style-name="T9">ee as in mate</text:span>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23"><text:span text:style-name="T9"><text:s text:c="2"/></text:span><text:span text:style-name="T9">ae as in mat</text:span>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23"><text:span text:style-name="T9"><text:s text:c="2"/></text:span><text:span text:style-name="T9">ai as in height</text:span>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23"><text:span text:style-name="T9"><text:s text:c="2"/></text:span><text:span text:style-name="T9">o as in the tamil word ponni (meaning gold)</text:span>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23"><text:span text:style-name="T9"><text:s text:c="2"/></text:span><text:span text:style-name="T9">oo as in court</text:span>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23"><text:span text:style-name="T9"><text:s text:c="2"/></text:span><text:span text:style-name="T9">au as in call</text:span>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23"><text:span text:style-name="T9"><text:s text:c="2"/></text:span><text:span text:style-name="T9">ow as in cow</text:span>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23"><text:span text:style-name="T9"><text:s/></text:span><text:span text:style-name="T9">tamil-u : as in the tamil aanddu (meaning year)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4">The phonetic description uses the numbers 1-15 instead of the pnemonics given above. </text:span>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27.931cm" svg:height="3.075cm" svg:x="0.059cm" svg:y="0cm" presentation:class="title" presentation:user-transformed="true">
          <draw:text-box>
            <text:p text:style-name="P1">Vowels</text:p>
          </draw:text-box>
        </draw:frame>
        <draw:line draw:style-name="gr4" draw:text-style-name="P8" draw:layer="layout" svg:x1="0.635cm" svg:y1="18.78cm" svg:x2="27.305cm" svg:y2="18.78cm">
          <text:p text:style-name="P1"/>
        </draw:lin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9" presentation:use-footer-name="ftr1">
        <draw:frame draw:style-name="gr21" draw:text-style-name="P24" draw:layer="layout" svg:width="24.765cm" svg:height="11.814cm" svg:x="1.27cm" svg:y="3.81cm">
          <draw:text-box>
            <text:list text:style-name="L2">
              <text:list-item>
                <text:list>
                  <text:list-item>
                    <text:p text:style-name="P20"><text:span text:style-name="T4">Consonants are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7">k kh g gh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7">ch chh j jh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7">t th d dh n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7">tt tth dd ddh nna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7">p f b bh m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7">y r l ll v sh s h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7">zh z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7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7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4">These consonants are numbered 1..34. the phonetic description however uses the pnemonics above within the program and in the database nomenclature, the numbers are used.</text:span>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27.931cm" svg:height="3.075cm" svg:x="0.059cm" svg:y="0cm" presentation:class="title" presentation:user-transformed="true">
          <draw:text-box>
            <text:p text:style-name="P1">Consonants</text:p>
          </draw:text-box>
        </draw:frame>
        <draw:line draw:style-name="gr4" draw:text-style-name="P8" draw:layer="layout" svg:x1="0.635cm" svg:y1="18.78cm" svg:x2="27.305cm" svg:y2="18.78cm">
          <text:p text:style-name="P1"/>
        </draw:lin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9" presentation:use-footer-name="ftr1">
        <draw:frame draw:style-name="gr22" draw:text-style-name="P24" draw:layer="layout" svg:width="26.035cm" svg:height="14.294cm" svg:x="0.635cm" svg:y="3.4cm">
          <draw:text-box>
            <text:list text:style-name="L2">
              <text:list-item>
                <text:list>
                  <text:list-item>
                    <text:p text:style-name="P19"><text:span text:style-name="T4">All sound files stored in the database are gsm compressed .gsm files.(GSM standard by The Communications and Operating Systems Research Group (KBS) at the Technische Universitaet Berlin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4">Recorded at 16KHz as 16bit signed linear sample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4">The following sound units are stored in the database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4">CV pairs: 1..33 * 2 4 6 8 9 10 12 13 14 15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4">VC pairs: 2 4 6 8 9 10 12 13 14 15 * 1..34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4">V: 1..14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4">C: 1..34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4">Halfs: </text:span><text:span text:style-name="T7">ky kr kl kll kv ksh khy khr khl khv <text:s/>gy gr gl gv gn <text:s text:c="6"/>ghy ghr ghv ghn <text:s text:c="6"/>chy chr chv <text:s text:c="7"/>jy jv <text:s text:c="6"/>ty tr tv <text:s text:c="7"/>thy thr <text:s text:c="7"/>dy dr dv <text:s text:c="6"/>dhy dhr dhv <text:s text:c="6"/>ny nr nv <text:s text:c="6"/>tty ttr ttv <text:s text:c="6"/>ddy ddr ddv <text:s text:c="6"/>py pr pl pll <text:s text:c="6"/>fr fl <text:s text:c="6"/>by br bl <text:s text:c="6"/>bhy bhr bhl <text:s text:c="6"/>my mr <text:s text:c="7"/>vy vr v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2">The total size of the database is around 1MB</text:span>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27.931cm" svg:height="3.075cm" svg:x="0.059cm" svg:y="0cm" presentation:class="title" presentation:user-transformed="true">
          <draw:text-box>
            <text:p text:style-name="P1">Sound Database</text:p>
          </draw:text-box>
        </draw:frame>
        <draw:line draw:style-name="gr4" draw:text-style-name="P8" draw:layer="layout" svg:x1="0.635cm" svg:y1="18.78cm" svg:x2="27.305cm" svg:y2="18.78cm">
          <text:p text:style-name="P1"/>
        </draw:lin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9" presentation:use-footer-name="ftr1">
        <draw:frame draw:style-name="gr23" draw:text-style-name="P21" draw:layer="layout" svg:width="24.765cm" svg:height="13.069cm" svg:x="1.27cm" svg:y="3.81cm">
          <draw:text-box>
            <text:list text:style-name="L2">
              <text:list-item>
                <text:list>
                  <text:list-item>
                    <text:p text:style-name="P19"><text:span text:style-name="T4">CV files are named x.y.gsm where x is the consonant number and y is the vowel number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4">VC files are named x.y.gsm where x is the vowel number and y is the consonant number.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4">V files are named x.gsm where x is the vowel number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4">Halfs files are named x.y.gsm where x,y are the two consonants involved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4">0C files are named x.gsm where x is the consonant number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4">All files other than the 0C files have been pitch marked and the marks appear in the corresponding .marks files, one mark per byte as an unsigned char.</text:span>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27.931cm" svg:height="3.075cm" svg:x="0.059cm" svg:y="0cm" presentation:class="title" presentation:user-transformed="true">
          <draw:text-box>
            <text:p text:style-name="P1">Sound Concatenation</text:p>
          </draw:text-box>
        </draw:frame>
        <draw:line draw:style-name="gr4" draw:text-style-name="P8" draw:layer="layout" svg:x1="0.635cm" svg:y1="18.78cm" svg:x2="27.305cm" svg:y2="18.78cm">
          <text:p text:style-name="P1"/>
        </draw:lin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9" presentation:use-footer-name="ftr1">
        <draw:frame draw:style-name="gr24" draw:text-style-name="P21" draw:layer="layout" svg:width="24.765cm" svg:height="13.049cm" svg:x="1.27cm" svg:y="3.81cm">
          <draw:text-box>
            <text:list text:style-name="L2">
              <text:list-item>
                <text:list>
                  <text:list-item>
                    <text:p text:style-name="P19"><text:span text:style-name="T4">In addition to the sound files, there are four files in database/, namely cvoffsets, vcoffsets, voffsets and hoffsets, which store various attributes of the sound file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2">cvoffse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4">CV fields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4"><text:tab/></text:span><text:span text:style-name="T7">start(start of the cv)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7"><text:tab/></text:span><text:span text:style-name="T7">diphst(diphone start position: default halfway to ctov from start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7"><text:tab/></text:span><text:span text:style-name="T7">ctov(cons to vowel change position) </text:span><text:span text:style-name="T7"><text:tab/></text:span><text:span text:style-name="T7"><text:tab/></text:span><text:span text:style-name="T7"><text:tab/></text:span><text:span text:style-name="T7"><text:tab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7"><text:tab/></text:span><text:span text:style-name="T7">longvowlen(length of long vowel, currently not really used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7"><text:tab/></text:span><text:span text:style-name="T7"> </text:span><text:span text:style-name="T7">shortvowlen(length of short vowel)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7"><text:tab/></text:span><text:span text:style-name="T7">diphend(end of diphone for long vowel, short will be obtained from long)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7"><text:tab/></text:span><text:span text:style-name="T7">diphshortfactor(factor for getting short diphone from long) </text:span><text:span text:style-name="T7"><text:tab/></text:span><text:span text:style-name="T7"><text:tab/></text:span><text:span text:style-name="T7"><text:tab/></text:span><text:span text:style-name="T7"><text:tab/></text:span><text:span text:style-name="T7">halfst(place where this cv is cut to connect to previous half)</text:span>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27.931cm" svg:height="3.075cm" svg:x="0.059cm" svg:y="0cm" presentation:class="title" presentation:user-transformed="true">
          <draw:text-box>
            <text:p text:style-name="P1">Sound Concatenation</text:p>
          </draw:text-box>
        </draw:frame>
        <draw:line draw:style-name="gr4" draw:text-style-name="P8" draw:layer="layout" svg:x1="0.635cm" svg:y1="18.78cm" svg:x2="27.305cm" svg:y2="18.78cm">
          <text:p text:style-name="P1"/>
        </draw:lin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9" presentation:use-footer-name="ftr1">
        <draw:frame presentation:style-name="pr3" draw:text-style-name="P1" draw:layer="layout" svg:width="27.931cm" svg:height="3.075cm" svg:x="0.059cm" svg:y="0cm" presentation:class="title" presentation:user-transformed="true">
          <draw:text-box>
            <text:p text:style-name="P1">Sound Concatenation</text:p>
          </draw:text-box>
        </draw:frame>
        <draw:line draw:style-name="gr4" draw:text-style-name="P8" draw:layer="layout" svg:x1="0.635cm" svg:y1="18.78cm" svg:x2="27.305cm" svg:y2="18.78cm">
          <text:p text:style-name="P1"/>
        </draw:line>
        <draw:frame draw:style-name="gr25" draw:text-style-name="P24" draw:layer="layout" svg:width="25.4cm" svg:height="13.97cm" svg:x="0.635cm" svg:y="3.81cm">
          <draw:text-box>
            <text:list text:style-name="L6">
              <text:list-item>
                <text:list>
                  <text:list-item>
                    <text:p text:style-name="P20"><text:span text:style-name="T2">vcoffset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><text:span text:style-name="T4">VC fields: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6"><text:span text:style-name="T7">end(end of vc)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6"><text:span text:style-name="T7">diphend(diphone end position: default halfway from ctov to end)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6"><text:span text:style-name="T7">vtoc(vowel to cons change position) longvowlen(length of long vowel, currently not really used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6"><text:span text:style-name="T7">shortvowlen(length of short vowel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6"><text:span text:style-name="T7">diphst(start of diphone for long vowel, short will be obtained from long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0"><text:span text:style-name="T2">voffset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><text:span text:style-name="T7">V fields: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6"><text:span text:style-name="T7">length (length to be played starting from 0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0"><text:span text:style-name="T2">hoffset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><text:span text:style-name="T7">Halfs fields: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6"><text:span text:style-name="T7">start (start of half) end (place where this half is cut and appended to the nex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9" presentation:use-footer-name="ftr1">
        <draw:frame presentation:style-name="pr3" draw:text-style-name="P1" draw:layer="layout" svg:width="27.931cm" svg:height="3.075cm" svg:x="0.059cm" svg:y="0cm" presentation:class="title" presentation:user-transformed="true">
          <draw:text-box>
            <text:p text:style-name="P1">Language Modules</text:p>
          </draw:text-box>
        </draw:frame>
        <draw:line draw:style-name="gr4" draw:text-style-name="P8" draw:layer="layout" svg:x1="0.635cm" svg:y1="18.78cm" svg:x2="27.305cm" svg:y2="18.78cm">
          <text:p text:style-name="P1"/>
        </draw:line>
        <draw:frame draw:style-name="gr26" draw:text-style-name="P28" draw:layer="layout" svg:width="22.86cm" svg:height="14.548cm" svg:x="1.27cm" svg:y="3.81cm">
          <draw:text-box>
            <text:list text:style-name="L2">
              <text:list-item>
                <text:p text:style-name="P27"><text:span text:style-name="T4">A language Module does the parsing, grapheme to phoneme conversion</text:span></text:p>
              </text:list-item>
            </text:list>
            <text:list text:style-name="L2">
              <text:list-item>
                <text:p text:style-name="P27"><text:span text:style-name="T4">Input is text in Unicode format.</text:span></text:p>
              </text:list-item>
            </text:list>
            <text:list text:style-name="L2">
              <text:list-item>
                <text:p text:style-name="P27"><text:span text:style-name="T4">Output is phonetic script</text:span></text:p>
              </text:list-item>
            </text:list>
            <text:list text:style-name="L2">
              <text:list-item>
                <text:p text:style-name="P27"><text:span text:style-name="T4">Any logic for producing it based on the language characteristics can be done in the language module</text:span></text:p>
              </text:list-item>
            </text:list>
            <text:list text:style-name="L2">
              <text:list-item>
                <text:p text:style-name="P27"><text:span text:style-name="T4">Dhvani can detect the languages and it dispatches the text to the corresponding phonetic synthesizer</text:span></text:p>
              </text:list-item>
            </text:list>
            <text:list text:style-name="L2">
              <text:list-item>
                <text:p text:style-name="P27"><text:span text:style-name="T4">Multiple languages in a single input text is supported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9" presentation:use-footer-name="ftr1">
        <draw:frame presentation:style-name="pr3" draw:text-style-name="P1" draw:layer="layout" svg:width="27.931cm" svg:height="3.075cm" svg:x="0.059cm" svg:y="0cm" presentation:class="title" presentation:user-transformed="true">
          <draw:text-box>
            <text:p text:style-name="P1">Language Modules</text:p>
          </draw:text-box>
        </draw:frame>
        <draw:line draw:style-name="gr4" draw:text-style-name="P8" draw:layer="layout" svg:x1="0.635cm" svg:y1="18.78cm" svg:x2="27.305cm" svg:y2="18.78cm">
          <text:p text:style-name="P1"/>
        </draw:line>
        <draw:frame draw:style-name="gr27" draw:text-style-name="P28" draw:layer="layout" svg:width="22.86cm" svg:height="8.632cm" svg:x="1.27cm" svg:y="3.81cm">
          <draw:text-box>
            <text:list text:style-name="L2">
              <text:list-item>
                <text:p text:style-name="P27"><text:span text:style-name="T4"><text:s/></text:span><text:span text:style-name="T4">Language module can handle the number reading <text:s text:c="3"/>logic</text:span></text:p>
              </text:list-item>
            </text:list>
            <text:list text:style-name="L2">
              <text:list-item>
                <text:p text:style-name="P27"><text:span text:style-name="T4"><text:s/></text:span><text:span text:style-name="T4">Acronyms, Currency, other features of language <text:s text:c="6"/>can be done.</text:span></text:p>
              </text:list-item>
            </text:list>
            <text:list text:style-name="L2">
              <text:list-item>
                <text:p text:style-name="P27"><text:span text:style-name="T4">To write a new Language module, start with one <text:s text:c="6"/>existing one and make necessary change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9" presentation:use-footer-name="ftr1">
        <draw:frame presentation:style-name="pr3" draw:text-style-name="P1" draw:layer="layout" svg:width="27.931cm" svg:height="3.075cm" svg:x="0.059cm" svg:y="0cm" presentation:class="title" presentation:user-transformed="true">
          <draw:text-box>
            <text:p text:style-name="P1">Typical use of TTS systems</text:p>
          </draw:text-box>
        </draw:frame>
        <draw:line draw:style-name="gr4" draw:text-style-name="P8" draw:layer="layout" svg:x1="0.635cm" svg:y1="18.78cm" svg:x2="27.305cm" svg:y2="18.78cm">
          <text:p text:style-name="P1"/>
        </draw:line>
        <draw:frame draw:style-name="gr28" draw:text-style-name="P10" draw:layer="layout" svg:width="26.035cm" svg:height="10.111cm" svg:x="0.635cm" svg:y="3.81cm">
          <draw:text-box>
            <text:list text:style-name="L1">
              <text:list-item>
                <text:list>
                  <text:list-item>
                    <text:p text:style-name="P6"><text:span text:style-name="T4">TTS can save time and money in business, when compared to studio based pre-recorded speech file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4">Telephony applications- voice portals, CRM, call center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4">In-vehicle environments to read text while driving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4">Hands-busy, eyes-Busy applications in industry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4">Many applications if we can develop a voice recognition system and integrating it with T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9" presentation:use-footer-name="ftr1">
        <draw:frame presentation:style-name="pr3" draw:text-style-name="P1" draw:layer="layout" svg:width="27.931cm" svg:height="3.075cm" svg:x="0.059cm" svg:y="0cm" presentation:class="title" presentation:user-transformed="true">
          <draw:text-box>
            <text:p text:style-name="P1">TODO</text:p>
          </draw:text-box>
        </draw:frame>
        <draw:line draw:style-name="gr4" draw:text-style-name="P8" draw:layer="layout" svg:x1="0.635cm" svg:y1="18.78cm" svg:x2="27.305cm" svg:y2="18.78cm">
          <text:p text:style-name="P1"/>
        </draw:line>
        <draw:frame draw:style-name="gr29" draw:text-style-name="P7" draw:layer="layout" svg:width="26.035cm" svg:height="14.548cm" svg:x="1.27cm" svg:y="3.81cm">
          <draw:text-box>
            <text:list text:style-name="L1">
              <text:list-item>
                <text:p text:style-name="P29"><text:span text:style-name="T4">More Language Modules, Testing of existing Language Modules- Developers from these languages are invited!</text:span></text:p>
              </text:list-item>
            </text:list>
            <text:list text:style-name="L1">
              <text:list-item>
                <text:p text:style-name="P29"><text:span text:style-name="T4">Integration with Desktop Environments, Text editors etc.. Already Integrated with Gedit as an External tool </text:span></text:p>
              </text:list-item>
            </text:list>
            <text:list text:style-name="L1">
              <text:list-item>
                <text:p text:style-name="P29"><text:span text:style-name="T4">A GUI for Dhvani</text:span></text:p>
              </text:list-item>
            </text:list>
            <text:list text:style-name="L1">
              <text:list-item>
                <text:p text:style-name="P29"><text:span text:style-name="T4">Facility to save the <text:s/>speech in various sound formats. Currently it saves the file in 16 bit unsigned 16KHz PCM format</text:span></text:p>
              </text:list-item>
            </text:list>
            <text:list text:style-name="L1">
              <text:list-item>
                <text:p text:style-name="P29"><text:span text:style-name="T4">Applications that use Dhvani as <text:s/>a back end for various accessibility requirement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9" presentation:use-footer-name="ftr1">
        <draw:frame presentation:style-name="pr1" draw:text-style-name="P1" draw:layer="layout" svg:width="27.931cm" svg:height="10.16cm" svg:x="0.059cm" svg:y="0cm" presentation:class="title" presentation:user-transformed="true">
          <draw:text-box>
            <text:p text:style-name="P1">Thanks</text:p>
          </draw:text-box>
        </draw:frame>
        <draw:line draw:style-name="gr4" draw:text-style-name="P8" draw:layer="layout" svg:x1="0.635cm" svg:y1="18.78cm" svg:x2="27.305cm" svg:y2="18.78cm">
          <text:p text:style-name="P1"/>
        </draw:line>
        <draw:frame draw:style-name="gr29" draw:text-style-name="P7" draw:layer="layout" svg:width="26.035cm" svg:height="5.674cm" svg:x="1.27cm" svg:y="12.7cm">
          <draw:text-box>
            <text:list text:style-name="L1">
              <text:list-item>
                <text:p text:style-name="P29"><text:span text:style-name="T4">Developers: Dr. Ramesh Hariharan, Santhosh Thottingal</text:span></text:p>
              </text:list-item>
            </text:list>
            <text:list text:style-name="L1">
              <text:list-item>
                <text:p text:style-name="P29"><text:span text:style-name="T4">Download: </text:span><text:span text:style-name="T4"><text:a xlink:href="http://sourceforge.net/projects/dhvani">http://sourceforge.net/projects/dhvani</text:a></text:span></text:p>
              </text:list-item>
            </text:list>
            <text:list text:style-name="L1">
              <text:list-item>
                <text:p text:style-name="P29"><text:span text:style-name="T4">Documentation/Wiki: </text:span><text:span text:style-name="T4"><text:a xlink:href="http://fci.wikia.com/wiki/Dhvani">http://fci.wikia.com/wiki/Dhvani</text:a></text:span></text:p>
              </text:list-item>
            </text:list>
            <text:list text:style-name="L1">
              <text:list-item>
                <text:p text:style-name="P29"><text:span text:style-name="T4">License: GPL version 2 or Later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>
        <style:tab-stops/>
      </style:paragraph-properties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 draw:fill-color="#ccccff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 draw:fill-color="#ccccff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92cm" svg:x="2.794cm" svg:y="4.326cm" draw:page-number="1"/>
      <draw:page-thumbnail draw:layer="backgroundobjects" svg:width="5.586cm" svg:height="4.192cm" svg:x="11.176cm" svg:y="4.326cm"/>
      <draw:page-thumbnail draw:layer="backgroundobjects" svg:width="5.586cm" svg:height="4.192cm" svg:x="19.558cm" svg:y="4.326cm"/>
      <draw:page-thumbnail draw:layer="backgroundobjects" svg:width="5.586cm" svg:height="4.192cm" svg:x="2.794cm" svg:y="13.07cm"/>
      <draw:page-thumbnail draw:layer="backgroundobjects" svg:width="5.586cm" svg:height="4.192cm" svg:x="11.176cm" svg:y="13.07cm"/>
      <draw:page-thumbnail draw:layer="backgroundobjects" svg:width="5.586cm" svg:height="4.192cm" svg:x="19.558cm" svg:y="13.07cm"/>
    </style:handout-master>
    <style:master-page style:name="Default" style:page-layout-name="PM1" draw:style-name="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pr1" draw:text-style-name="P1" draw:layer="backgroundobjects" svg:width="6.521cm" svg:height="1.448cm" svg:x="1.399cm" svg:y="19.136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2cm" svg:height="1.448cm" svg:x="9.572cm" svg:y="19.136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1cm" svg:height="1.448cm" svg:x="20.068cm" svg:y="19.136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0-27T16:35:31</meta:creation-date>
    <dc:date>2007-12-01T23:19:45</dc:date>
    <dc:language>en-US</dc:language>
    <meta:editing-cycles>95</meta:editing-cycles>
    <meta:editing-duration>PT5H27M25S</meta:editing-duration>
    <meta:user-defined meta:name="Info 1"/>
    <meta:user-defined meta:name="Info 2"/>
    <meta:user-defined meta:name="Info 3"/>
    <meta:user-defined meta:name="Info 4"/>
    <meta:document-statistic meta:object-count="146"/>
  </office:meta>
</office:document-meta>
</file>